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text-properties style:font-name="Times New Roman" fo:font-size="11pt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text-properties fo:color="#000000"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3"/>
            </table:table-cell>
            <table:covered-table-cell/>
            <table:covered-table-cell/>
            <table:table-cell table:style-name="Table1.A1" table:number-columns-spanned="3" office:value-type="string">
              <text:p text:style-name="P10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0"/>
            </table:table-cell>
            <table:covered-table-cell/>
            <table:covered-table-cell/>
            <table:table-cell table:style-name="Table1.A1" office:value-type="string">
              <text:p text:style-name="P3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0"><text:placeholder text:placeholder-type="text">&lt;o.sale_id and o.sale_id.po_number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/>
            <text:p text:style-name="P6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6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6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6"><text:span text:style-name="T1"><text:s text:c="5"/></text:span><text:span text:style-name="T1"><text:placeholder text:placeholder-type="text" text:description="o.partner_id.street2">&lt;get_s3_city_zip(o.partner_id)&gt;</text:placeholder></text:span></text:p>
            <text:p text:style-name="P6"><text:span text:style-name="T1"><text:s text:c="5"/></text:span><text:span text:style-name="T1"><text:placeholder text:placeholder-type="text" text:description="o.partner_id.street3">&lt;get_state_country(o.partner_id)&gt;</text:placeholder></text:span></text:p>
            <text:p text:style-name="P11"><text:s text:c="5"/></text:p>
            <text:p text:style-name="P11"><text:s text:c="5"/></text:p>
            <text:p text:style-name="P11"><text:s text:c="6"/></text:p>
            <text:p text:style-name="P6"><text:span text:style-name="T1"><text:s text:c="5"/></text:span><text:span text:style-name="T1"><text:s text:c="2"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0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10"/>
            <text:p text:style-name="P10"><text:placeholder text:placeholder-type="text">&lt;o.country_dest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9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9">TUTICORIN INDIA</text:p>
          </table:table-cell>
          <table:table-cell table:style-name="Table1.A1" table:number-rows-spanned="2" table:number-columns-spanned="4" office:value-type="string">
            <text:p text:style-name="P6"><text:s text:c="37"/><text:placeholder text:placeholder-type="text">&lt;o.sale_id.incoterms_id.code or ''&gt;</text:placeholder> <text:placeholder text:placeholder-type="text">&lt;o.tod_place or ''&gt;</text:placeholder> <text:placeholder text:placeholder-type="text">&lt;o.payment_term and o.payment_term.name or ''&gt;</text:placeholder></text:p>
            <text:p text:style-name="P6"><text:s text:c="2"/></text:p>
            <text:p text:style-name="P6"><text:s text:c="8"/><text:placeholder text:placeholder-type="text">&lt;o.lc_no or ''&gt;</text:placeholder> </text:p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9"><text:s/><text:placeholder text:placeholder-type="text">&lt;o.final_desti  or ''&gt;</text:placeholder>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table:number-columns-spanned="7" office:value-type="string">
            <text:p text:style-name="P9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4"><text:s/><text:span text:style-name="T2"><text:placeholder text:placeholder-type="text">&lt;(o.delivery_order_id and o.delivery_order_id.bag_detail or '').upper()&gt;</text:placeholder></text:span></text:p>
            <text:p text:style-name="P4"/>
          </table:table-cell>
          <table:table-cell table:style-name="Table1.A1" office:value-type="string">
            <text:p text:style-name="P5"><text:placeholder text:placeholder-type="text">&lt;o.disc_goods or ""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17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3"><text:placeholder text:placeholder-type="text">&lt;get_rate_kgs(line.price_unit or '')&gt;</text:placeholder>/KG</text:p>
          </table:table-cell>
          <table:covered-table-cell/>
          <table:table-cell table:style-name="Table1.A1" office:value-type="string">
            <text:p text:style-name="P13"><text:placeholder text:placeholder-type="text">&lt;s_tot(line.price_subtotal)&gt;</text:placeholder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4"/>
          </table:table-cell>
          <table:table-cell table:style-name="Table1.B10" table:number-columns-spanned="2">
            <text:p text:style-name="P1"/>
          </table:table-cell>
          <table:covered-table-cell/>
          <table:table-cell table:style-name="Table1.G11">
            <text:p text:style-name="P1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/>
            <text:p text:style-name="P10"><text:s text:c="5"/><text:placeholder text:placeholder-type="text">&lt;(amount_to_text(get_total_amount(o.invoice_line, o.insurance))).upper() or ''&gt;</text:placeholder></text:p>
            <text:p text:style-name="P10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9"/>
            <text:p text:style-name="P7"><text:placeholder text:placeholder-type="text">&lt;get_total_kgs(o.invoice_line, o.insurance)&gt;</text:placeholder>/KGS</text:p>
          </table:table-cell>
          <table:covered-table-cell/>
          <table:table-cell table:style-name="Table1.G11" office:value-type="float" office:value="0">
            <text:p text:style-name="P7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10"/>
            <text:p text:style-name="P10"><text:soft-page-break/><text:s text:c="16"/><text:placeholder text:placeholder-type="text">&lt;o.agency_comm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94cm" style:type="center"/>
          <style:tab-stop style:position="21.1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7-09T16:07:58</dc:date>
    <meta:editing-duration>PT15H27M55S</meta:editing-duration>
    <meta:editing-cycles>32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37" meta:word-count="143" meta:character-count="1664" meta:non-whitespace-character-count="1404"/>
  </office:meta>
</office:document-meta>
</file>